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b3b3b3" fo:font-style="italic" style:font-style-asian="italic" style:font-style-complex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cccccc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zando filtros de textos</text:p>
      <text:list xml:id="list729432288" text:style-name="L1">
        <text:list-item>
          <text:p text:style-name="P4"><text:span text:style-name="T5">$</text:span><text:span text:style-name="T1"> </text:span><text:span text:style-name="T5">cat</text:span><text:span text:style-name="T1"> [opções] </text:span><text:span text:style-name="T5">arquivo</text:span></text:p>
        </text:list-item>
        <text:list-item>
          <text:p text:style-name="P8">Concatena arquivos, imprime na tela e pode receber texto digitado pelo teclado para um arquivo.</text:p>
          <text:p text:style-name="P9"><text:span text:style-name="T6">$ cat &gt; teste.txt → Termine com </text:span><text:span text:style-name="T2">Ctrl d </text:span><text:span text:style-name="T6">em uma nova linha</text:span></text:p>
          <text:p text:style-name="P8">$ cat texto1.txt &gt; texto2.txt → texto1 sobrepõe texto2</text:p>
          <text:p text:style-name="P8">$ cat texto1.txt &gt;&gt; texto2.txt → texto1 é inserido em texto2</text:p>
        </text:list-item>
        <text:list-item>
          <text:p text:style-name="P4"><text:span text:style-name="T5">$ cut </text:span><text:span text:style-name="T1">[opções] </text:span><text:span text:style-name="T5">arquivo</text:span> </text:p>
          <text:list>
            <text:list-item>
              <text:p text:style-name="P4">Lê o conteúdo de um ou mais arquivos e tem como saída uma coluna vertical.</text:p>
              <text:list>
                <text:list-item>
                  <text:p text:style-name="P4"><text:span text:style-name="T2">-b número:</text:span> <text:span text:style-name="T6">imprime uma lista vertical com o byte </text:span><text:span text:style-name="T2">número</text:span><text:span text:style-name="T6">.</text:span></text:p>
                </text:list-item>
                <text:list-item>
                  <text:p text:style-name="P4"><text:span text:style-name="T2">-c número: </text:span><text:span text:style-name="T6">Imprime uma lista vertical com o caractere </text:span><text:span text:style-name="T2">número</text:span><text:span text:style-name="T6">.</text:span></text:p>
                </text:list-item>
                <text:list-item>
                  <text:p text:style-name="P4"><text:span text:style-name="T2">-d delimitador:</text:span><text:span text:style-name="T6"> Configura o delimitador que separa uma coluna da outra. O padrão é o Tab.</text:span></text:p>
                </text:list-item>
                <text:list-item>
                  <text:p text:style-name="P4"><text:span text:style-name="T2">-f número:</text:span><text:span text:style-name="T6"> Imprime a coluna número.</text:span></text:p>
                </text:list-item>
              </text:list>
            </text:list-item>
          </text:list>
        </text:list-item>
      </text:list>
      <text:p text:style-name="P3"><text:tab/><text:tab/>$ cut -d : -f 1 /etc/passwd</text:p>
      <text:p text:style-name="P3"><text:tab/><text:tab/>$ cut -b 1 /etc/passwd</text:p>
      <text:p text:style-name="P3"><text:tab/><text:tab/>$ cat /etc/hosts | cut -f 2</text:p>
      <text:list xml:id="list266831465" text:continue-numbering="true" text:style-name="L1">
        <text:list-item>
          <text:p text:style-name="P4"><text:span text:style-name="T5">$ expand </text:span><text:span text:style-name="T1">[opções] </text:span><text:span text:style-name="T5">arquivo</text:span></text:p>
          <text:list>
            <text:list-item>
              <text:p text:style-name="P4">Troca o Tab (tabulação) dentro do texto pelo número de espaços correspondentes. </text:p>
              <text:list>
                <text:list-item>
                  <text:p text:style-name="P4"><text:span text:style-name="T2">-t número:</text:span> Especifica o número de espaços que o tab contém. O padrão é 8.</text:p>
                </text:list-item>
                <text:list-item>
                  <text:p text:style-name="P4"><text:span text:style-name="T2">-i:</text:span> Converte somente no início das linhas.</text:p>
                </text:list-item>
              </text:list>
            </text:list-item>
          </text:list>
        </text:list-item>
        <text:list-item>
          <text:p text:style-name="P4"><text:span text:style-name="T5">$ fmt </text:span><text:span text:style-name="T1">[opções] [</text:span><text:span text:style-name="T5">arquivos]</text:span></text:p>
          <text:list>
            <text:list-item>
              <text:p text:style-name="P4">Formata um texto com uma largura específica. Pode remover espaços ou adicionar espaços conforme a largura. O padrão é 75 caracteres. <text:s/></text:p>
              <text:list>
                <text:list-item>
                  <text:p text:style-name="P4"><text:span text:style-name="T2">-w número:</text:span> Configura a largura desejada para o texto.</text:p>
                </text:list-item>
              </text:list>
            </text:list-item>
          </text:list>
        </text:list-item>
      </text:list>
      <text:p text:style-name="P2"><text:tab/><text:tab/>$ fmt -w 50 LEIAME.txt</text:p>
      <text:list xml:id="list866172152" text:continue-numbering="true" text:style-name="L1">
        <text:list-item>
          <text:p text:style-name="P4"><text:span text:style-name="T5">$ head </text:span><text:span text:style-name="T1">[opções] [arquivos]</text:span></text:p>
          <text:list>
            <text:list-item>
              <text:p text:style-name="P4">Mostra as 10 primeiras linhas do início do texto. </text:p>
              <text:list>
                <text:list-item>
                  <text:p text:style-name="P4"><text:span text:style-name="T2">-n número:</text:span> Configura o número de linhas que o head irá mostrar.</text:p>
                </text:list-item>
              </text:list>
            </text:list-item>
          </text:list>
        </text:list-item>
      </text:list>
      <text:p text:style-name="P2"><text:tab/><text:tab/>$ head -n 15 /etc/fstab</text:p>
      <text:list xml:id="list1424832106" text:continue-numbering="true" text:style-name="L1">
        <text:list-item>
          <text:p text:style-name="P4"><text:span text:style-name="T5">$ join </text:span><text:span text:style-name="T1">[opções] </text:span><text:span text:style-name="T5">arquivos1 arquivo2</text:span></text:p>
          <text:list>
            <text:list-item>
              <text:p text:style-name="P4">Une as linhas de ambos os arquivos que tenham um índice comum. </text:p>
              <text:list>
                <text:list-item>
                  <text:p text:style-name="P4"><text:span text:style-name="T2">-j número:</text:span> Escolhe o campo número como índice para o arquivo1.</text:p>
                  <text:p text:style-name="P4">$ join -j 1 arquivo1 arquivo2</text:p>
                </text:list-item>
              </text:list>
            </text:list-item>
          </text:list>
        </text:list-item>
        <text:list-item>
          <text:p text:style-name="P4"><text:span text:style-name="T5">$ nl </text:span><text:span text:style-name="T1">[opções] [arquivo]</text:span></text:p>
          <text:list>
            <text:list-item>
              <text:p text:style-name="P4">Utilizado para numerar as linhas de um arquivo. </text:p>
              <text:list>
                <text:list-item>
                  <text:p text:style-name="P4"><text:span text:style-name="T2">-h subopção:</text:span> Utilizada para formatar o cabeçalho do texto. O padrão é não numerar o cabeçalho <text:span text:style-name="T7">(header)</text:span>.</text:p>
                </text:list-item>
                <text:list-item>
                  <text:p text:style-name="P4"><text:span text:style-name="T2">-b subopção:</text:span> Utilizado para formatar o corpo do texto. O padrão é numerar somente as linhas não vazias <text:span text:style-name="T7">(body)</text:span><text:span text:style-name="T8">.</text:span></text:p>
                </text:list-item>
                <text:list-item>
                  <text:p text:style-name="P4"><text:span text:style-name="T2">-f subopção:</text:span> Utilizado para formatar o rodapé do texto. O padrão é não numerar o rodapé <text:span text:style-name="T9">(footer)</text:span>.</text:p>
                  <text:p text:style-name="P4">$ nl arquivo.txt</text:p>
                </text:list-item>
              </text:list>
            </text:list-item>
          </text:list>
        </text:list-item>
        <text:list-item>
          <text:p text:style-name="P4"><text:span text:style-name="T5">$ od </text:span><text:span text:style-name="T1">[opções] [arquivo]</text:span></text:p>
          <text:list>
            <text:list-item>
              <text:p text:style-name="P4">Utilizado para visualizarmos o conteúdo de um arquivo nos formatos hexadecimal, octal, ASCII e nome de caracteres. </text:p>
              <text:list>
                <text:list-item>
                  <text:p text:style-name="P4"><text:span text:style-name="T2">-t tipo:</text:span> Especifica o tipo de saída que o comando od deve gerar. Os tipos possíveis são:</text:p>
                  <text:list>
                    <text:list-item>
                      <text:p text:style-name="P4">a Nome do caractere.</text:p>
                    </text:list-item>
                    <text:list-item>
                      <text:p text:style-name="P4">c ASCII. </text:p>
                    </text:list-item>
                    <text:list-item>
                      <text:p text:style-name="P4">o Octal.</text:p>
                    </text:list-item>
                    <text:list-item>
                      <text:p text:style-name="P4">x Hexadecimal.</text:p>
                    </text:list-item>
                  </text:list>
                  <text:p text:style-name="P4">$ od -t x arquivo.txt</text:p>
                </text:list-item>
              </text:list>
            </text:list-item>
          </text:list>
        </text:list-item>
        <text:list-item>
          <text:p text:style-name="P4"><text:span text:style-name="T5">$ paste </text:span><text:span text:style-name="T1">[opções] </text:span><text:span text:style-name="T5">arquivo1 arquivo2</text:span></text:p>
          <text:list>
            <text:list-item>
              <text:p text:style-name="P4">Utilizado para <text:span text:style-name="T3">concatenar</text:span> as linhas de diversos arquivos em colunas verticais. </text:p>
              <text:list>
                <text:list-item>
                  <text:p text:style-name="P4"><text:span text:style-name="T2">-d'#':</text:span> Separa as colunas com o símbolo # dentro das aspas simples.</text:p>
                </text:list-item>
                <text:list-item>
                  <text:p text:style-name="P4"><text:span text:style-name="T2">-s:</text:span> Concatena todo o conteúdo de um arquivo com uma linha para cada arquivo.</text:p>
                  <text:p text:style-name="P4">$ paste -d '@' arquivo1.txt arquivo2.txt</text:p>
                </text:list-item>
              </text:list>
            </text:list-item>
          </text:list>
        </text:list-item>
        <text:list-item>
          <text:p text:style-name="P4"><text:span text:style-name="T5">$ pr </text:span><text:span text:style-name="T1">[opções] </text:span><text:span text:style-name="T5">arquivo</text:span></text:p>
          <text:list>
            <text:list-item>
              <text:p text:style-name="P4">Formata um arquivo texto para uma <text:span text:style-name="T3">saída paginada com cabeçalho, margens</text:span> e largura definida. </text:p>
              <text:list>
                <text:list-item>
                  <text:p text:style-name="P4"><text:span text:style-name="T2">-d subopção:</text:span> Especifica espaçamento duplo <text:span text:style-name="T9">(double)</text:span>.</text:p>
                </text:list-item>
                <text:list-item>
                  <text:p text:style-name="P4"><text:span text:style-name="T2">-l número:</text:span> Especifica o número de caracteres de largura da página. O padrão são 66 caracteres <text:span text:style-name="T9">(lenght)</text:span>.</text:p>
                </text:list-item>
                <text:list-item>
                  <text:p text:style-name="P4"><text:span text:style-name="T2">-o número:</text:span> Especifica o número de espaços da margem esquerda.</text:p>
                  <text:p text:style-name="P4">$ pr -l 75 -o 5 arquivo.txt</text:p>
                </text:list-item>
              </text:list>
            </text:list-item>
          </text:list>
        </text:list-item>
        <text:list-item>
          <text:p text:style-name="P4"><text:span text:style-name="T5">$ split </text:span><text:span text:style-name="T1">[opções] </text:span><text:span text:style-name="T5">arquivo_entrada arquivo_saida</text:span></text:p>
          <text:list>
            <text:list-item>
              <text:p text:style-name="P4">Usado para dividir grande arquivos em n-arquivos menores. O padrão é dividir o arquivo a cada 1000 linhas. Os nomes dos arquivos de saída seguem o padrão arquivossaida<text:span text:style-name="T1">aa</text:span> arquivossaida<text:span text:style-name="T1">ab</text:span><text:span text:style-name="T2">...</text:span></text:p>
              <text:list>
                <text:list-item>
                  <text:p text:style-name="P4"><text:span text:style-name="T2">-n :</text:span> Onde n é o número de linhas que irão dividir o arquivo de entrada.</text:p>
                  <text:p text:style-name="P4">$ split -20 arquivo1.txt arquivo_saida.txt</text:p>
                </text:list-item>
              </text:list>
            </text:list-item>
          </text:list>
        </text:list-item>
        <text:list-item>
          <text:p text:style-name="P4"><text:span text:style-name="T5">$ tac </text:span><text:span text:style-name="T1">[arquivos]</text:span></text:p>
          <text:list>
            <text:list-item>
              <text:p text:style-name="P4"><text:span text:style-name="T3">Mostra</text:span> o conteúdo de um ou mais arquivos de <text:span text:style-name="T3">trás para frente</text:span>. <text:span text:style-name="T9">(cat → tac)</text:span></text:p>
              <text:list>
                <text:list-header>
                  <text:p text:style-name="P4">$ tac arquivo.txt</text:p>
                </text:list-header>
              </text:list>
            </text:list-item>
          </text:list>
        </text:list-item>
        <text:list-item>
          <text:p text:style-name="P4"><text:span text:style-name="T5">$ tail </text:span><text:span text:style-name="T1">[opções] [arquivo]</text:span></text:p>
          <text:list>
            <text:list-item>
              <text:p text:style-name="P4">Visualiza as 10 últimas linhas de um arquivo. </text:p>
              <text:list>
                <text:list-item>
                  <text:p text:style-name="P4"><text:span text:style-name="T2">-n número:</text:span> Especifica o número de linhas finais que o tail irá mostrar de um arquivo.</text:p>
                </text:list-item>
                <text:list-item>
                  <text:p text:style-name="P4"><text:span text:style-name="T2">-f :</text:span> Mostra as últimas linhas finais de um arquivo continuamente, enquanto outro processo grava mais linhas. Muito útil par visualizar arquivos de LOG.</text:p>
                  <text:p text:style-name="P4">$ tail -n 50 /var/log/messages</text:p>
                  <text:p text:style-name="P4">$ tail -f /var/log/messagens</text:p>
                </text:list-item>
              </text:list>
            </text:list-item>
          </text:list>
        </text:list-item>
        <text:list-item>
          <text:p text:style-name="P4"><text:span text:style-name="T5">$ tr </text:span><text:span text:style-name="T1">[opções] variável_busca variável_troca</text:span></text:p>
          <text:list>
            <text:list-item>
              <text:p text:style-name="P4">Faz <text:span text:style-name="T3">troca de um texto por outro especificado</text:span>. Ele não trabalha diretamente com arquivos.</text:p>
              <text:list>
                <text:list-item>
                  <text:p text:style-name="P4"><text:span text:style-name="T2">-d:</text:span> <text:span text:style-name="T3">Apaga</text:span> as ocorrências da variável de busca <text:span text:style-name="T9">(delete)</text:span>.</text:p>
                </text:list-item>
                <text:list-item>
                  <text:p text:style-name="P4"><text:span text:style-name="T2">-s:</text:span> <text:span text:style-name="T3">Suprime</text:span> as ocorrências repetidas da variável de busca <text:span text:style-name="T9">(suppress)</text:span>.</text:p>
                  <text:p text:style-name="P4">$ cat arquivo1 | tr a-z A-Z</text:p>
                </text:list-item>
              </text:list>
            </text:list-item>
          </text:list>
        </text:list-item>
        <text:list-item>
          <text:p text:style-name="P4"><text:span text:style-name="T5">$ wc </text:span><text:span text:style-name="T1">[opções] [arquivos]</text:span></text:p>
          <text:list>
            <text:list-item>
              <text:p text:style-name="P4">Conta as linhas, palavras e caracteres ou mais arquivos. </text:p>
              <text:list>
                <text:list-item>
                  <text:p text:style-name="P4"><text:span text:style-name="T2">-c:</text:span> Conta o número de caracteres de um ou mais arquivos.</text:p>
                </text:list-item>
                <text:list-item>
                  <text:p text:style-name="P4"><text:span text:style-name="T2">-l:</text:span> Conta o número de linhas de um ou mais arquivos.</text:p>
                </text:list-item>
                <text:list-item>
                  <text:p text:style-name="P4"><text:span text:style-name="T2">-L:</text:span> Conta o número de caracteres da maior linha do arquivo.</text:p>
                </text:list-item>
                <text:list-item>
                  <text:p text:style-name="P4"><text:span text:style-name="T2">-w:</text:span> Conta as palavras de um ou mais arquivos.</text:p>
                  <text:p text:style-name="P4">$ wc /etc/passwd</text:p>
                </text:list-item>
              </text:list>
            </text:list-item>
          </text:list>
        </text:list-item>
        <text:list-item>
          <text:p text:style-name="P4"><text:span text:style-name="T5">$ xargs </text:span><text:span text:style-name="T1">comando [opções] argumento_inicial</text:span></text:p>
          <text:list>
            <text:list-item>
              <text:p text:style-name="P4">xargs <text:span text:style-name="T3">executa o comando e passa como argumento o que foi recebido</text:span> como entrada padrão. </text:p>
              <text:list>
                <text:list-item>
                  <text:p text:style-name="P4"><text:span text:style-name="T2">-p:</text:span> Pergunte ao usuário se o comando deve ser executado de fazê-lo.</text:p>
                </text:list-item>
                <text:list-item>
                  <text:p text:style-name="P4"><text:span text:style-name="T2">-r:</text:span> Não execute o comando quando receber linhas vazias.</text:p>
                </text:list-item>
                <text:list-item>
                  <text:p text:style-name="P4"><text:span text:style-name="T2">-t:</text:span> Mostre o comando na tela antes de executá-lo.</text:p>
                  <text:p text:style-name="P4">$ cat arquivo.txt | xargs echo</text:p>
                  <text:p text:style-name="P5">Gerenciamento básico de arquivos</text:p>
                </text:list-item>
              </text:list>
            </text:list-item>
          </text:list>
        </text:list-item>
        <text:list-item>
          <text:p text:style-name="P4"><text:span text:style-name="T5">$ cp </text:span><text:span text:style-name="T1">[opções] </text:span><text:span text:style-name="T5">arquivo destino</text:span></text:p>
          <text:list>
            <text:list-item>
              <text:p text:style-name="P4">Pode copiar um arquivo ou múltiplos arquivos. </text:p>
              <text:list>
                <text:list-item>
                  <text:p text:style-name="P4"><text:span text:style-name="T2">-d:</text:span> Preserva os links ao copiar os arquivos.</text:p>
                </text:list-item>
                <text:list-item>
                  <text:p text:style-name="P4"><text:span text:style-name="T2">-p:</text:span> <text:span text:style-name="T3">Preserva todas as informações dos atributos dos arquivos.</text:span></text:p>
                </text:list-item>
                <text:list-item>
                  <text:p text:style-name="P4"><text:span text:style-name="T2">-R:</text:span> Copia os arquivos recursivamente. Útil para copiar os arquivos e diretórios abaixo do diretório especificado.</text:p>
                </text:list-item>
                <text:list-item>
                  <text:p text:style-name="P4"><text:span text:style-name="T2">-a:</text:span> Faz o mesmo que as opções <text:span text:style-name="T4">“-dpR”</text:span> combinados.</text:p>
                </text:list-item>
                <text:list-item>
                  <text:p text:style-name="P4"><text:span text:style-name="T2">-f:</text:span> Faça a cópia gravando por cima do destino.</text:p>
                </text:list-item>
                <text:list-item>
                  <text:p text:style-name="P4"><text:span text:style-name="T2">-i:</text:span> Pergunta ao usuário antes de copiar cada arquivo por cima do local destino.</text:p>
                </text:list-item>
                <text:list-item>
                  <text:p text:style-name="P4"><text:span text:style-name="T2">-v:</text:span> Mostra o nome de cada arquivo copiado.</text:p>
                  <text:p text:style-name="P4">$ cp arquivo1.txt arquivo2.txt</text:p>
                  <text:p text:style-name="P4">$ cp arquivo1.txt /tmp</text:p>
                  <text:p text:style-name="P4">$ cp /tmp/arquivo1 .</text:p>
                  <text:p text:style-name="P4">$ cp -Rf /var/log loglocal</text:p>
                </text:list-item>
              </text:list>
            </text:list-item>
          </text:list>
        </text:list-item>
        <text:list-item>
          <text:p text:style-name="P4"><text:span text:style-name="T5">$ mv </text:span><text:span text:style-name="T1">[opções] </text:span><text:span text:style-name="T5">origem destino</text:span></text:p>
          <text:list>
            <text:list-item>
              <text:p text:style-name="P4"><text:span text:style-name="T3">Move ou renomeia arquivos e diretórios.</text:span> Ele não altera os atributos <text:s/>dos arquivos ou diretórios movidos se a transferência for o mesmo sistema de arquivos. <text:s/></text:p>
              <text:list>
                <text:list-item>
                  <text:p text:style-name="P4"><text:span text:style-name="T2">-f:</text:span> Faça a movimentação dos arquivos <text:span text:style-name="T3">suprimindo mensagens de confirmação para gravar por cima.</text:span></text:p>
                </text:list-item>
                <text:list-item>
                  <text:p text:style-name="P4"><text:span text:style-name="T2">-i:</text:span> Pergunta ao usuário antes de mover cada arquivo.</text:p>
                  <text:p text:style-name="P4">$ mv arquivo1 arquivo2</text:p>
                  <text:p text:style-name="P4">$ mv arquivo1 /tmp</text:p>
                </text:list-item>
              </text:list>
            </text:list-item>
          </text:list>
        </text:list-item>
        <text:list-item>
          <text:p text:style-name="P4"><text:span text:style-name="T5">$ rm </text:span><text:span text:style-name="T1">[opções] </text:span><text:span text:style-name="T5">arquivos</text:span></text:p>
          <text:list>
            <text:list-item>
              <text:p text:style-name="P4">Remove arquivos. É preciso ter a permissão de gravação no diretório onde o arquivo esta localizado. <text:s/></text:p>
              <text:list>
                <text:list-item>
                  <text:p text:style-name="P4"><text:span text:style-name="T2">-f:</text:span> <text:span text:style-name="T3">Força a remoção </text:span>dos arquivos <text:span text:style-name="T3">sem perguntar ao usuário</text:span>.</text:p>
                </text:list-item>
                <text:list-item>
                  <text:p text:style-name="P4"><text:span text:style-name="T2">-R:</text:span> Remove um diretório e todo o seu conteúdo.</text:p>
                  <text:p text:style-name="P4">$ rm arquivo1</text:p>
                  <text:p text:style-name="P4">$ rm -Rf diretorios</text:p>
                </text:list-item>
              </text:list>
            </text:list-item>
          </text:list>
        </text:list-item>
        <text:list-item>
          <text:p text:style-name="P4"><text:span text:style-name="T5">$ rmdir </text:span><text:span text:style-name="T1">[opções] </text:span><text:span text:style-name="T5">diretórios</text:span></text:p>
          <text:list>
            <text:list-item>
              <text:p text:style-name="P4">Remove arquivos um ou mais diretórios vazios. <text:s/></text:p>
            </text:list-item>
          </text:list>
        </text:list-item>
        <text:list-item>
          <text:p text:style-name="P4"><text:span text:style-name="T5">$ touch </text:span><text:span text:style-name="T1">[opções] </text:span><text:span text:style-name="T5">arquivos</text:span></text:p>
          <text:list>
            <text:list-item>
              <text:p text:style-name="P4">Muda a data e a hora de acesso e/ou modificação dos arquivos. Também cria arquivos novos <text:s/></text:p>
              <text:list>
                <text:list-item>
                  <text:p text:style-name="P4"><text:span text:style-name="T2">-a:</text:span> <text:span text:style-name="T3">Muda</text:span> somente a <text:span text:style-name="T3">data</text:span> e a <text:span text:style-name="T3">hora</text:span> de <text:span text:style-name="T3">acesso</text:span> para a <text:span text:style-name="T3">atual</text:span>.</text:p>
                </text:list-item>
                <text:list-item>
                  <text:p text:style-name="P4"><text:span text:style-name="T2">-m:</text:span> <text:span text:style-name="T3">Muda</text:span> somente a <text:span text:style-name="T3">data</text:span> e a <text:span text:style-name="T3">hora</text:span> de <text:span text:style-name="T3">modificação</text:span> para a <text:span text:style-name="T3">atual</text:span>.</text:p>
                </text:list-item>
                <text:list-item>
                  <text:p text:style-name="P4"><text:span text:style-name="T2">-t datahora:</text:span> Muda a hora e a data para <text:span text:style-name="T2">datahora</text:span> definidos.</text:p>
                  <text:p text:style-name="P4">$ touch arquivo1</text:p>
                </text:list-item>
              </text:list>
            </text:list-item>
          </text:list>
        </text:list-item>
        <text:list-item>
          <text:p text:style-name="P4"><text:span text:style-name="T5">$ tee </text:span><text:span text:style-name="T1">[opções] </text:span><text:span text:style-name="T5">arquivos</text:span></text:p>
          <text:list>
            <text:list-item>
              <text:p text:style-name="P4"><text:span text:style-name="T3">Recebe dados de uma entrada padrão</text:span>, grava o que recebeu em um arquivo e ainda envia para sua saída padrão. <text:s/></text:p>
              <text:list>
                <text:list-item>
                  <text:p text:style-name="P4"><text:span text:style-name="T2">-a:</text:span> Adiciona no final do arquivo o que foi recebido.</text:p>
                  <text:p text:style-name="P6">Sistema de Arquivos e dispositivos</text:p>
                </text:list-item>
              </text:list>
            </text:list-item>
          </text:list>
        </text:list-item>
        <text:list-item>
          <text:p text:style-name="P4"><text:span text:style-name="T5"># fdisk </text:span><text:span text:style-name="T1">[dispositivo]</text:span></text:p>
          <text:list>
            <text:list-item>
              <text:p text:style-name="P4">É um utilitário para criar, listar, alterar e apagar partições de disco. <text:s/></text:p>
              <text:list>
                <text:list-header>
                  <text:p text:style-name="P4">#fdisk /dev/sdb</text:p>
                </text:list-header>
              </text:list>
            </text:list-item>
          </text:list>
        </text:list-item>
        <text:list-item>
          <text:p text:style-name="P4"><text:span text:style-name="T5"># mkfs </text:span><text:span text:style-name="T1">[-t tipo]</text:span><text:span text:style-name="T5"> </text:span><text:span text:style-name="T1">[opções] </text:span><text:span text:style-name="T5">dispositivo</text:span></text:p>
          <text:list>
            <text:list-item>
              <text:p text:style-name="P4">Formata a partição criada pelo fdisk com o sistema de arquivos <text:span text:style-name="T2">(make file system).</text:span> <text:s/></text:p>
              <text:list>
                <text:list-item>
                  <text:p text:style-name="P4"><text:span text:style-name="T2">-c:</text:span> <text:span text:style-name="T3">Verifica</text:span> a existência de <text:span text:style-name="T3">bad blocks</text:span> no dispositivo.</text:p>
                </text:list-item>
                <text:list-item>
                  <text:p text:style-name="P4"><text:span text:style-name="T2">-L nome:</text:span> <text:span text:style-name="T3">Configura</text:span> o <text:span text:style-name="T3">nome</text:span> do dispositivo.</text:p>
                </text:list-item>
                <text:list-item>
                  <text:p text:style-name="P4">-n <text:span text:style-name="T2">nome: </text:span><text:span text:style-name="T6">Configura o nome do dispositivo para o formato msdos.</text:span></text:p>
                </text:list-item>
                <text:list-item>
                  <text:p text:style-name="P4"><text:span text:style-name="T6">-</text:span><text:span text:style-name="T2">q</text:span><text:span text:style-name="T6">: Faz com que o mkfs trabalhe com o mínimo de saída no vídeo possível.</text:span></text:p>
                </text:list-item>
                <text:list-item>
                  <text:p text:style-name="P4"><text:span text:style-name="T6">-</text:span><text:span text:style-name="T2">v</text:span><text:span text:style-name="T6">: Faz com que o mkfs trabalhe com o máximo de saída no vídeo possível.</text:span></text:p>
                  <text:p text:style-name="P4"># mkfs -t ext2 -L discoprincipal /dev/hda4</text:p>
                </text:list-item>
              </text:list>
            </text:list-item>
          </text:list>
        </text:list-item>
        <text:list-item>
          <text:p text:style-name="P4"><text:span text:style-name="T5"># mkswap </text:span><text:span text:style-name="T1">partições_swap</text:span></text:p>
          <text:list>
            <text:list-item>
              <text:p text:style-name="P4"><text:span text:style-name="T6">Prepara o dispositivo para ser usado como área de memória virtual (swap)</text:span><text:span text:style-name="T2">.</text:span> <text:s/></text:p>
              <text:list>
                <text:list-header>
                  <text:p text:style-name="P4"># mkswap /dev/sdb3</text:p>
                </text:list-header>
              </text:list>
            </text:list-item>
          </text:list>
        </text:list-item>
        <text:list-item>
          <text:p text:style-name="P4"><text:span text:style-name="T5">$ df </text:span><text:span text:style-name="T1">[opções] </text:span><text:span text:style-name="T5">[diretório]</text:span></text:p>
          <text:list>
            <text:list-item>
              <text:p text:style-name="P4"><text:span text:style-name="T6">Mostra a </text:span><text:span text:style-name="T3">capacidade utilizada de um sistema de arquivos</text:span><text:span text:style-name="T6"> exibindo informações de espaços e inodes</text:span><text:span text:style-name="T2">. (disk free)</text:span> <text:s/></text:p>
              <text:list>
                <text:list-item>
                  <text:p text:style-name="P4"><text:span text:style-name="T2">-h:</text:span> Mostra as informações de forma amigável.</text:p>
                </text:list-item>
                <text:list-item>
                  <text:p text:style-name="P4"><text:span text:style-name="T2">-i:</text:span> Mostra o número de inodes restantes no disco</text:p>
                  <text:p text:style-name="P4">$ df -h</text:p>
                </text:list-item>
              </text:list>
            </text:list-item>
          </text:list>
        </text:list-item>
        <text:list-item>
          <text:p text:style-name="P4"><text:span text:style-name="T5">$ du </text:span><text:span text:style-name="T1">[opções] </text:span><text:span text:style-name="T5">[diretório]</text:span></text:p>
          <text:list>
            <text:list-item>
              <text:p text:style-name="P4">Fornece uma lista detalhada sobre a utilização do disco <text:span text:style-name="T2">(disk usage).</text:span> <text:s/></text:p>
              <text:list>
                <text:list-item>
                  <text:p text:style-name="P4"><text:span text:style-name="T2">-a:</text:span> Mostra todos os arquivos e não somente diretórios.</text:p>
                </text:list-item>
                <text:list-item>
                  <text:p text:style-name="P4"><text:span text:style-name="T2">-c:</text:span> Mostra um total no final da listagem.</text:p>
                </text:list-item>
                <text:list-item>
                  <text:p text:style-name="P4">-h<text:span text:style-name="T2">: </text:span><text:span text:style-name="T6">Mostra as informações de forma mais amigável.</text:span></text:p>
                </text:list-item>
                <text:list-item>
                  <text:p text:style-name="P4"><text:span text:style-name="T6">-</text:span><text:span text:style-name="T2">s</text:span><text:span text:style-name="T6">: Mostra um sumário do diretório especificado e não o total de cada subdiretório.</text:span></text:p>
                </text:list-item>
                <text:list-item>
                  <text:p text:style-name="P4"><text:span text:style-name="T6">-</text:span><text:span text:style-name="T2">S</text:span><text:span text:style-name="T6">: Exclui os subdiretórios da contagem.</text:span></text:p>
                  <text:p text:style-name="P4">$ du -h /home</text:p>
                </text:list-item>
              </text:list>
            </text:list-item>
          </text:list>
        </text:list-item>
        <text:list-item>
          <text:p text:style-name="P4"><text:span text:style-name="T5"># fsck </text:span><text:span text:style-name="T1">[opções] [-t tipo] [opções do tipo] </text:span><text:span text:style-name="T5">dispositivo</text:span></text:p>
          <text:list>
            <text:list-item>
              <text:p text:style-name="P4"><text:span text:style-name="T6">Checa e corrige erros no sistema de arquivos</text:span><text:span text:style-name="T2">.</text:span> <text:span text:style-name="T2">(file system check)</text:span></text:p>
              <text:list>
                <text:list-item>
                  <text:p text:style-name="P4"><text:span text:style-name="T2">-A:</text:span> Faz a checagem de todos os discos especificados no arquivo /etc/fstab.</text:p>
                </text:list-item>
                <text:list-item>
                  <text:p text:style-name="P4"><text:span text:style-name="T2">-t:</text:span> Especifica o tipo de sistema de arquivos que deverá ser checado.</text:p>
                  <text:p text:style-name="P4">#fsck -y -p /dev/sda1</text:p>
                </text:list-item>
              </text:list>
            </text:list-item>
          </text:list>
        </text:list-item>
        <text:list-item>
          <text:p text:style-name="P4"><text:span text:style-name="T5">$ which</text:span><text:span text:style-name="T1"> </text:span><text:span text:style-name="T5">comando</text:span></text:p>
          <text:list>
            <text:list-item>
              <text:p text:style-name="P4"><text:span text:style-name="T6">Recebe como argumento o nome de um comando e trás como resultado a localização no disco deste comando</text:span><text:span text:style-name="T2">.</text:span> <text:s/></text:p>
              <text:list>
                <text:list-header>
                  <text:p text:style-name="P4">$ which cat</text:p>
                </text:list-header>
              </text:list>
            </text:list-item>
          </text:list>
        </text:list-item>
        <text:list-item>
          <text:p text:style-name="P7"># updatedb</text:p>
          <text:list>
            <text:list-item>
              <text:p text:style-name="P4"><text:span text:style-name="T6">Atualiza a base de dados com o caminho e o nome dos arquivos e diretórios do sistema de arquivos</text:span><text:span text:style-name="T2">. (/var/lib/slocate/slocate.db)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10-09T22:25:36</meta:creation-date>
    <dc:date>2012-02-28T17:54:40</dc:date>
    <dc:creator>Oriso </dc:creator>
    <meta:editing-duration>PT36H47M35S</meta:editing-duration>
    <meta:editing-cycles>177</meta:editing-cycles>
    <meta:generator>OpenOffice.org/3.2$Linux OpenOffice.org_project/320m12$Build-9483</meta:generator>
    <meta:printed-by>Oriso </meta:printed-by>
    <meta:print-date>2011-05-21T11:48:42</meta:print-date>
    <meta:document-statistic meta:table-count="0" meta:image-count="0" meta:object-count="0" meta:page-count="1" meta:paragraph-count="162" meta:word-count="1597" meta:character-count="8500"/>
  </office:meta>
</office:document-meta>
</file>